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Introduction</text:span></text:p>
      <text:p text:style-name="Standard"/>
      <text:list xml:id="list1442816181" text:style-name="WWNum1">
        <text:list-item>
          <text:p text:style-name="P2">The project is to develop a robust and user-friendly web application to enhance the parcel and letter shipping services offered by the Thailand Post Office. This digital platform will serve as a pivotal tool in simplifying the shipping process for both end-users and post office, ultimately improving operational efficiency and customer <text:s/>satisfaction</text:p>
        </text:list-item>
      </text:list>
      <text:p text:style-name="Standard"/>
      <text:p text:style-name="Standard"><text:span text:style-name="T1">Project Scope</text:span></text:p>
      <text:list xml:id="list2922593383" text:style-name="WWNum2">
        <text:list-item>
          <text:p text:style-name="P3">The project will encompass the design, development, and deployment of a web application tailored specifically for the Thailand Post office.</text:p>
        </text:list-item>
        <text:list-item>
          <text:p text:style-name="P3">The web application will offer comprehensive feature and functionalities, enabling users to initiate and manage parcel and letter shipments with ease </text:p>
        </text:list-item>
      </text:list>
      <text:p text:style-name="P7"/>
      <text:p text:style-name="P7"><text:span text:style-name="T1">Customer overview</text:span></text:p>
      <text:list xml:id="list3227910639" text:style-name="WWNum4">
        <text:list-item>
          <text:p text:style-name="P4">The Thailand post office, as the primary customer and stakeholder, seeks to modernize its service offerings, making them more accessible and efficient for its patrons.</text:p>
        </text:list-item>
        <text:list-item>
          <text:p text:style-name="P4">The post office envisions a system that minimizes the complexities of sending parcels and letters, reduces manual paperwork, and streamline payment and tracking processes.</text:p>
        </text:list-item>
      </text:list>
      <text:p text:style-name="Standard"/>
      <text:p text:style-name="Standard"><text:span text:style-name="T1">Business Objectives</text:span></text:p>
      <text:p text:style-name="P8">The project aligns with the overarching business objectives of the Thailand Post Office, which include:</text:p>
      <text:list xml:id="list3456095218" text:style-name="WWNum3">
        <text:list-item>
          <text:p text:style-name="P5">Expanding its digital presence to meet evolving customer demands.</text:p>
        </text:list-item>
        <text:list-item>
          <text:p text:style-name="P5">Enhancing service quality and speed.</text:p>
        </text:list-item>
        <text:list-item>
          <text:p text:style-name="P5">Improving revenue generation through more efficient processes.</text:p>
        </text:list-item>
        <text:list-item>
          <text:p text:style-name="P5">Increasing user engagement and customer loyalty.</text:p>
        </text:list-item>
      </text:list>
      <text:p text:style-name="Standard"/>
      <text:p text:style-name="Standard"/>
      <text:p text:style-name="Standard"/>
      <text:p text:style-name="Standard"><text:span text:style-name="T1">Functional requirements</text:span></text:p>
      <text:p text:style-name="P1"/>
      <text:p text:style-name="P8">R1)<text:tab/> This app need user to start by register to the system first for identification like using national ID card</text:p>
      <text:p text:style-name="P8">R2) <text:tab/>Need to verify the user by taking the photo of their national ID card and also the photo having them holding the ID card and upload to the system</text:p>
      <text:p text:style-name="P8"><text:soft-page-break/>R3) <text:tab/>In other side of this system, the post office officer can be able to approve or reject the user account</text:p>
      <text:p text:style-name="P8">R4) <text:tab/>User can login using their email and password</text:p>
      <text:p text:style-name="P8">R5)<text:tab/> User need to give their first name, last name and address also with the those two photo of the national ID card</text:p>
      <text:p text:style-name="P8">R6) <text:tab/>User can be able to choose to send any parcel or the letter</text:p>
      <text:p text:style-name="P8">R7)<text:tab/> User can choose the type of the letter like the small letter, big size letter or a box with some specific sizes</text:p>
      <text:p text:style-name="P8">R8) <text:tab/>User need to enter the weight of the parcel (user need to weight the item by themselves before)</text:p>
      <text:p text:style-name="P8">R9) <text:tab/>User need to select the location that they want to send the parcel</text:p>
      <text:p text:style-name="P8">R10) <text:tab/>User need to put the information of the receiver</text:p>
      <text:p text:style-name="P8">R11)<text:tab/>The system needs to calculate the price for user in order to send parcel</text:p>
      <text:p text:style-name="P8">R12)<text:tab/>Customer need to make a payment for the parcel that they function non function sending</text:p>
      <text:p text:style-name="P8">R13)<text:tab/>All kinds of payment method must be electronic</text:p>
      <text:p text:style-name="P8">R14)<text:tab/>Users must get the label paper in pdf form that contains the sender, receiver and QR code for the post office to track the parcel.</text:p>
      <text:p text:style-name="P8">R15)<text:tab/>User need to print out the label by themselves and put it on the parcel, box or letter</text:p>
      <text:p text:style-name="P8">R16)<text:tab/>Users can track the location of the parcel that the parcel has already been received or not, by using a tracking number in their account.</text:p>
      <text:p text:style-name="P8">R17)<text:tab/>After the parcel has been delivered, the system will show the name of the receive</text:p>
      <text:p text:style-name="P8">R18)<text:tab/>Users can choose to buy the insurance for the expensive stuff before the user pay for the price of delivery.</text:p>
      <text:p text:style-name="P8">R19)<text:tab/>If the user buys insurance, they can get the refund if the item is broken or the item is lost.</text:p>
      <text:p text:style-name="P8">R20)<text:tab/>The amount price depending on how much the price of the item that they will send</text:p>
      <text:p text:style-name="P8">R21)<text:tab/>Officers must access the system for the back-end system.</text:p>
      <text:p text:style-name="P8">R22) <text:tab/>Officer can be able to see how many the parcel has been received: per day, per week, per month(they can select specific day, week, month)</text:p>
      <text:p text:style-name="P8">R23)<text:tab/>Officers can see the number of parcels according to the typeof parcel that is being created by the web application.</text:p>
      <text:p text:style-name="P8">R24)<text:tab/>Officers can see how much of the revenue that they get from using this service by customer, also can be divided into per day, week, month.</text:p>
      <text:p text:style-name="P8">R25)<text:tab/>Officers can choose to print out the revenue report and the number of parcels in the report in a nicely pdf form Some features that they(Thailand post office) require.</text:p>
      <text:p text:style-name="P8"/>
      <text:p text:style-name="Standard"><text:span text:style-name="T1">Non-functional requirements</text:span></text:p>
      <text:p text:style-name="P1"/>
      <text:p text:style-name="P9"><text:soft-page-break/>N1)<text:tab/>They are 3 kind of payment method</text:p>
      <text:p text:style-name="P9">N2)<text:tab/>The payment can do via mobile banking using Promptpay in any mobile banking</text:p>
      <text:p text:style-name="P9">N3)<text:tab/>User can use their credit card for the payment (use need to put the information of the credit card)</text:p>
      <text:p text:style-name="P9">N4)<text:tab/>User can use some kind of e-wallet like true money wallet</text:p>
      <text:p text:style-name="P9">N5)<text:tab/>User can drop off the parcel in a post office box at any post office service location</text:p>
      <text:p text:style-name="P9">N6)<text:tab/>System should be available almost all the times, the availability is 99.999 uptime</text:p>
      <text:p text:style-name="P9">N7)<text:tab/>Web page should be very responsive, every page that user use, the officer should get the result back within one second</text:p>
      <text:p text:style-name="P9">N8)The system must be tested for security attacks (must ensure that the system is secure)</text:p>
      <text:p text:style-name="P9">N9)<text:tab/>The system must also encrypt the data ( in term of database)</text:p>
      <text:p text:style-name="P9">N10)<text:tab/>The theme of the system should be white and red</text:p>
      <text:p text:style-name="Standard"/>
      <text:p text:style-name="Standard"/>
      <text:p text:style-name="Standard"/>
      <text:p text:style-name="Standard"><text:span text:style-name="T1">Actors</text:span></text:p>
      <text:list xml:id="list2408373671" text:style-name="WWNum5">
        <text:list-item>
          <text:p text:style-name="P6">Customer(for registered users)</text:p>
        </text:list-item>
        <text:list-item>
          <text:p text:style-name="P6">Post office offic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th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th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953" meta:character-count="4802" meta:non-whitespace-character-count="4011"/>
    <meta:generator>LibreOfficeDev/6.0.5.2$Linux_X86_64 LibreOffice_project/</meta:generator>
  </office:meta>
</office:document-meta>
</file>